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f1c4" officeooo:paragraph-rsid="0002f1c4"/>
    </style:style>
    <style:style style:name="P2" style:family="paragraph" style:parent-style-name="Standard">
      <style:text-properties officeooo:rsid="0003f07f" officeooo:paragraph-rsid="0003f07f"/>
    </style:style>
    <style:style style:name="P3" style:family="paragraph" style:parent-style-name="Standard">
      <style:text-properties fo:font-size="18pt" fo:font-weight="bold" officeooo:rsid="0002f1c4" officeooo:paragraph-rsid="0002f1c4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6bc95" officeooo:paragraph-rsid="0006bc95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77c64" officeooo:paragraph-rsid="000959cb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0b3e16" officeooo:paragraph-rsid="000b3e16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03f07f" officeooo:paragraph-rsid="0003f07f"/>
    </style:style>
    <style:style style:name="P8" style:family="paragraph" style:parent-style-name="Standard">
      <style:text-properties fo:font-size="12pt" fo:font-weight="bold" officeooo:rsid="000b3e16" officeooo:paragraph-rsid="000d2fd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6bc95" officeooo:paragraph-rsid="0006bc9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77c64" officeooo:paragraph-rsid="00077c6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77c64" officeooo:paragraph-rsid="00087539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77c64" officeooo:paragraph-rsid="0008bb4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77c64" officeooo:paragraph-rsid="000959c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8bb48" officeooo:paragraph-rsid="0008bb4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b3e16" officeooo:paragraph-rsid="000d2fd9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e7fab" officeooo:paragraph-rsid="000e7fa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0236f" officeooo:paragraph-rsid="0010236f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text-properties fo:font-size="12pt" fo:font-weight="normal" officeooo:rsid="0010236f" officeooo:paragraph-rsid="0010236f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text-properties fo:font-size="12pt" fo:font-weight="normal" officeooo:rsid="0011e62b" officeooo:paragraph-rsid="0011e62b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text-properties officeooo:paragraph-rsid="000e7fab"/>
    </style:style>
    <style:style style:name="P21" style:family="paragraph" style:parent-style-name="Standard" style:list-style-name="L2">
      <style:text-properties officeooo:rsid="000e7fab" officeooo:paragraph-rsid="000e7fab"/>
    </style:style>
    <style:style style:name="P22" style:family="paragraph" style:parent-style-name="Standard" style:list-style-name="L2">
      <style:text-properties officeooo:rsid="000eab1c" officeooo:paragraph-rsid="000eab1c"/>
    </style:style>
    <style:style style:name="P23" style:family="paragraph" style:parent-style-name="Standard" style:list-style-name="L2">
      <style:text-properties officeooo:rsid="000eab1c" officeooo:paragraph-rsid="0010236f"/>
    </style:style>
    <style:style style:name="P24" style:family="paragraph" style:parent-style-name="Standard" style:list-style-name="L3">
      <style:text-properties officeooo:paragraph-rsid="0011e62b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3f07f"/>
    </style:style>
    <style:style style:name="T2" style:family="text">
      <style:text-properties officeooo:rsid="00052108"/>
    </style:style>
    <style:style style:name="T3" style:family="text">
      <style:text-properties officeooo:rsid="0006bc95"/>
    </style:style>
    <style:style style:name="T4" style:family="text">
      <style:text-properties officeooo:rsid="00087539"/>
    </style:style>
    <style:style style:name="T5" style:family="text">
      <style:text-properties officeooo:rsid="0008bb48"/>
    </style:style>
    <style:style style:name="T6" style:family="text">
      <style:text-properties officeooo:rsid="000959cb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officeooo:rsid="0006bc95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1e62b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e62b" style:font-weight-asian="normal" style:font-weight-complex="normal"/>
    </style:style>
    <style:style style:name="T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e7fab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1e62b" style:font-size-asian="10.5pt" style:font-weight-asian="normal" style:font-size-complex="12pt" style:font-weight-complex="normal"/>
    </style:style>
    <style:style style:name="T17" style:family="text">
      <style:text-properties officeooo:rsid="0011e62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<text:s text:c="22"/></text:span><text:span text:style-name="T8"><text:s/></text:span><text:span text:style-name="T7">Different types of Hackers</text:span></text:p>
      <text:p text:style-name="P1">1. Red hat hackers</text:p>
      <text:p text:style-name="P1">2. White hat hackers</text:p>
      <text:p text:style-name="P1">3. Black hat hackers</text:p>
      <text:p text:style-name="P1">4. Grey hat hackers</text:p>
      <text:p text:style-name="P1">5. Green hat hackers</text:p>
      <text:p text:style-name="P1">6. Blue hat hackers</text:p>
      <text:p text:style-name="P1">7. Nation sponsored hackers</text:p>
      <text:p text:style-name="P1">8. Script kiddies</text:p>
      <text:p text:style-name="P1"/>
      <text:p text:style-name="P1"/>
      <text:p text:style-name="P1">1. Red hat hackers: Hackers who use cyber attacks to attack black hat hackers. Their intentions are <text:s text:c="4"/>noble, but these hackers often taken unethical or illegal routers to take down bad hackers.</text:p>
      <text:p text:style-name="P1"/>
      <text:p text:style-name="P1">2.White hat hackers: Ethical hackers who protect your systems from black hat hackers, Penetrate the system with the owner’s permission to find and fix security vulnerabilities and mitigate cyberattacks.</text:p>
      <text:p text:style-name="P1"/>
      <text:p text:style-name="P1">3. Black hat hackers: Bad hackers who use cyber attacks to gain money or to achieve another agenda.</text:p>
      <text:p text:style-name="P1"/>
      <text:p text:style-name="P1">4. Grey hat hackers: Hackers who cruise the line between being good and bad. Penetrate <text:s/><text:span text:style-name="T1">systems without permission but typically don’t cause harm.</text:span></text:p>
      <text:p text:style-name="P1"/>
      <text:p text:style-name="P2">5. Green hat hackers: Newbie hackers who are learning to hack.</text:p>
      <text:p text:style-name="P2"/>
      <text:p text:style-name="P2">6. Blue hat hackers: Hackers who seek to take personal revenge, or outside security professionals that companies hire to test new software and other product to find vulnerabilities prior to release.</text:p>
      <text:p text:style-name="P2"/>
      <text:p text:style-name="P2">7. Nation sponsored hackers: A hacker or group of hackers working with an adversarial government that commits acts of cybercrime against the US or its allies.</text:p>
      <text:p text:style-name="P2"/>
      <text:p text:style-name="P2">8 Script kiddies: <text:span text:style-name="T2">it is a relatively unskilled individual who uses scripts or programs.</text:span></text:p>
      <text:p text:style-name="P2"/>
      <text:p text:style-name="P2"/>
      <text:p text:style-name="P2"/>
      <text:p text:style-name="P4"><text:s text:c="19"/><text:span text:style-name="T7">Different types of virus attacks</text:span></text:p>
      <text:p text:style-name="P9"/>
      <text:p text:style-name="P10">1. Boot sector virus</text:p>
      <text:p text:style-name="P10">2. Web scripting virus</text:p>
      <text:p text:style-name="P10">3. Browser hijacker</text:p>
      <text:p text:style-name="P10">4. Resident virus</text:p>
      <text:p text:style-name="P10">5. Direct action virus</text:p>
      <text:p text:style-name="P10">6. Polymorphic virus</text:p>
      <text:p text:style-name="P10">7. File infector virus</text:p>
      <text:p text:style-name="P10">8. Multipartite virus</text:p>
      <text:p text:style-name="P10"/>
      <text:p text:style-name="P10"/>
      <text:p text:style-name="P10"/>
      <text:p text:style-name="P11"><text:soft-page-break/></text:p>
      <text:p text:style-name="P11"/>
      <text:p text:style-name="P11">1. Boot sector virus: <text:span text:style-name="T4">This type of virus can control when you start, or boot your computer.</text:span></text:p>
      <text:p text:style-name="P11"/>
      <text:p text:style-name="P11">2. Web scripting virus: <text:span text:style-name="T4">This type of virus exploits the code of web browsers and web pages.</text:span></text:p>
      <text:p text:style-name="P11"/>
      <text:p text:style-name="P11">3. Browser hijacker: <text:span text:style-name="T4">Form of unwanted software that modifies a web browsers settings without the users permission.</text:span></text:p>
      <text:p text:style-name="P11"/>
      <text:p text:style-name="P11">4. Resident virus: <text:span text:style-name="T5">A type of malware that hides and stores itself within the computer memory.</text:span></text:p>
      <text:p text:style-name="P11"/>
      <text:p text:style-name="P12">5. Direct action virus: <text:span text:style-name="T5">It is a type of file infector virus that works by attaching itself to an .exe or .com</text:span></text:p>
      <text:p text:style-name="P14">file when installed or executed.</text:p>
      <text:p text:style-name="P14"/>
      <text:p text:style-name="P12">6. Polymorphic virus: <text:span text:style-name="T5">It is a complex file infectors that create modified version of itself to avoid detection yet retain the same basic routines after every infection.</text:span></text:p>
      <text:p text:style-name="P12"/>
      <text:p text:style-name="P12">7. File infector virus: <text:span text:style-name="T6">It is a type of virus that typically attaches to executable code, such as computer games and word processors.</text:span></text:p>
      <text:p text:style-name="P12"/>
      <text:p text:style-name="P13">8. Multipartite virus: <text:span text:style-name="T6">It is a virus that infects your boot sector as well as files.</text:span></text:p>
      <text:p text:style-name="P13"/>
      <text:p text:style-name="P13"/>
      <text:p text:style-name="P5"/>
      <text:p text:style-name="P6"><text:s text:c="17"/><text:span text:style-name="T7"><text:s/>USE OF LAMBDA IN JAVA</text:span></text:p>
      <text:p text:style-name="P6"><text:span text:style-name="T7"/></text:p>
      <text:p text:style-name="P15">It provides a clear and concise way to represent one method interface using an expression. </text:p>
      <text:p text:style-name="P15">It is very useful in collection library. </text:p>
      <text:p text:style-name="P15">It helps to iterate, filter and extract data from collection. </text:p>
      <text:p text:style-name="P15">The Lambda expression is used to provide the implementation of an interface which has functional interface. </text:p>
      <text:p text:style-name="P8">Benefits of Lambda Expression:</text:p>
      <text:list xml:id="list2402193165" text:style-name="L1">
        <text:list-item>
          <text:p text:style-name="P26">Fewer Lines of Code. One of the benefits of using lambda expression is the reduced amount of code.</text:p>
        </text:list-item>
        <text:list-item>
          <text:p text:style-name="P26">Sequential and Parallel Execution Support by passing behavior in methods.</text:p>
        </text:list-item>
        <text:list-item>
          <text:p text:style-name="P25">Higher Efficiency (Utilizing Multicore CPU's)</text:p>
        </text:list-item>
      </text:list>
      <text:p text:style-name="P15"/>
      <text:p text:style-name="P12"/>
      <text:p text:style-name="P12"/>
      <text:p text:style-name="P13"/>
      <text:p text:style-name="P12"/>
      <text:p text:style-name="P12"/>
      <text:p text:style-name="P12"/>
      <text:p text:style-name="P14"/>
      <text:p text:style-name="P14"/>
      <text:p text:style-name="P11"><text:soft-page-break/></text:p>
      <text:p text:style-name="P16"><text:s text:c="39"/></text:p>
      <text:p text:style-name="P16"><text:s text:c="45"/><text:span text:style-name="T7">INTERFACE IN JAVA</text:span></text:p>
      <text:p text:style-name="P16"><text:span text:style-name="T7"/></text:p>
      <text:list xml:id="list2248281898" text:style-name="L2">
        <text:list-item>
          <text:p text:style-name="P20"><text:span text:style-name="T15">An interface in java is a blueprint of a class.</text:span></text:p>
        </text:list-item>
        <text:list-item>
          <text:p text:style-name="P21"><text:span text:style-name="T14">It has static constants and abstract methods.</text:span></text:p>
        </text:list-item>
        <text:list-item>
          <text:p text:style-name="P21"><text:span text:style-name="T14">The interface in java is a mechanism to achieve abstraction.</text:span></text:p>
        </text:list-item>
        <text:list-item>
          <text:p text:style-name="P21"><text:span text:style-name="T14">Interfaces are useful for: capturing similarities among unrelated classes without artificially forcing a class relationship.</text:span></text:p>
        </text:list-item>
        <text:list-item>
          <text:p text:style-name="P22"><text:span text:style-name="T14">Their are four types of interface:</text:span></text:p>
          <text:p text:style-name="P22"><text:span text:style-name="T14"><text:s text:c="7"/>1. Command line interface.</text:span></text:p>
          <text:p text:style-name="P22"><text:span text:style-name="T14"><text:s text:c="7"/>2. Menu-driven interface.</text:span></text:p>
          <text:p text:style-name="P22"><text:span text:style-name="T14"><text:s text:c="7"/>3. Graphical user interface.</text:span></text:p>
          <text:p text:style-name="P22"><text:span text:style-name="T14"><text:s text:c="7"/>4. Touchscreen graphical user interface.</text:span></text:p>
        </text:list-item>
        <text:list-item>
          <text:p text:style-name="P23"><text:span text:style-name="T14">An interface in java doesn’t have a constructor because all data members in interfaces are public static final by default, they are constant. There are no data members in an interface to initialize them through the constructor.</text:span></text:p>
          <text:p text:style-name="P23"><text:span text:style-name="T14"><text:s/></text:span></text:p>
        </text:list-item>
      </text:list>
      <text:p text:style-name="P16"/>
      <text:p text:style-name="P16"/>
      <text:p text:style-name="P16"/>
      <text:p text:style-name="P17"><text:s text:c="48"/><text:span text:style-name="T9"><text:s/>#PRAGMA IN C</text:span></text:p>
      <text:p text:style-name="P17"><text:span text:style-name="T9"/></text:p>
      <text:list xml:id="list106826035" text:style-name="L3">
        <text:list-item>
          <text:p text:style-name="P18">#pragma directive is the method specified by the C standard for providing additional information to the compiler.</text:p>
        </text:list-item>
        <text:list-item>
          <text:p text:style-name="P18">This is used by the compiler to provide some special features.</text:p>
        </text:list-item>
        <text:list-item>
          <text:p text:style-name="P19">Some of the #pragma directives are;</text:p>
          <text:p text:style-name="P19">1. #pragma startup and #pragma exit.</text:p>
          <text:p text:style-name="P24"><text:span text:style-name="T16">2. </text:span><text:span text:style-name="Strong_20_Emphasis"><text:span text:style-name="T12">#pragma warn Directive</text:span></text:span><text:span text:style-name="T12"> </text:span></text:p>
          <text:p text:style-name="P24"><text:span text:style-name="T13">3. </text:span><text:span text:style-name="Strong_20_Emphasis"><text:span text:style-name="T12">#pragma GCC poison</text:span></text:span><text:span text:style-name="T12"> </text:span></text:p>
          <text:p text:style-name="P24"><text:span text:style-name="T13">4. </text:span><text:span text:style-name="Strong_20_Emphasis"><text:span text:style-name="T12">#pragma GCC dependency</text:span></text:span><text:span text:style-name="T12"> </text:span></text:p>
          <text:p text:style-name="P24"><text:span text:style-name="T13">5. </text:span><text:span text:style-name="Strong_20_Emphasis"><text:span text:style-name="T12">#pragma GCC system_header</text:span></text:span><text:span text:style-name="T12"> </text:span></text:p>
          <text:p text:style-name="P24"><text:span text:style-name="T13">6. </text:span><text:span text:style-name="Strong_20_Emphasis"><text:span text:style-name="T12">#pragma once</text:span></text:span><text:span text:style-name="T12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0:26:34.852000000</meta:creation-date>
    <dc:date>2021-09-13T16:37:31.197000000</dc:date>
    <meta:editing-duration>PT29M36S</meta:editing-duration>
    <meta:editing-cycles>7</meta:editing-cycles>
    <meta:generator>LibreOffice/7.0.4.2$Windows_X86_64 LibreOffice_project/dcf040e67528d9187c66b2379df5ea4407429775</meta:generator>
    <meta:document-statistic meta:table-count="0" meta:image-count="0" meta:object-count="0" meta:page-count="3" meta:paragraph-count="67" meta:word-count="691" meta:character-count="4307" meta:non-whitespace-character-count="3468"/>
  </office:meta>
</office:document-meta>
</file>